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6487" officeooo:paragraph-rsid="00036487"/>
    </style:style>
    <style:style style:name="P2" style:family="paragraph" style:parent-style-name="Standard">
      <style:text-properties officeooo:rsid="00036487" officeooo:paragraph-rsid="0006e454"/>
    </style:style>
    <style:style style:name="P3" style:family="paragraph" style:parent-style-name="Standard">
      <style:text-properties officeooo:rsid="00039669" officeooo:paragraph-rsid="00039669"/>
    </style:style>
    <style:style style:name="P4" style:family="paragraph" style:parent-style-name="Standard">
      <style:text-properties officeooo:rsid="00054a50" officeooo:paragraph-rsid="00054a50"/>
    </style:style>
    <style:style style:name="P5" style:family="paragraph" style:parent-style-name="Standard">
      <style:text-properties fo:font-weight="bold" officeooo:rsid="0006e454" officeooo:paragraph-rsid="0006e454" style:font-weight-asian="bold" style:font-weight-complex="bold"/>
    </style:style>
    <style:style style:name="P6" style:family="paragraph" style:parent-style-name="Standard">
      <style:text-properties officeooo:rsid="000aab4a" officeooo:paragraph-rsid="000aab4a"/>
    </style:style>
    <style:style style:name="P7" style:family="paragraph" style:parent-style-name="Standard" style:list-style-name="L1">
      <style:text-properties officeooo:rsid="00036487" officeooo:paragraph-rsid="00036487"/>
    </style:style>
    <style:style style:name="P8" style:family="paragraph" style:parent-style-name="Standard">
      <style:text-properties officeooo:rsid="00036487" officeooo:paragraph-rsid="000c8422"/>
    </style:style>
    <style:style style:name="P9" style:family="paragraph" style:parent-style-name="Standard">
      <style:text-properties officeooo:rsid="00036487" officeooo:paragraph-rsid="00036487"/>
    </style:style>
    <style:style style:name="P10" style:family="paragraph" style:parent-style-name="Standard">
      <style:text-properties officeooo:rsid="00036487" officeooo:paragraph-rsid="0010378d"/>
    </style:style>
    <style:style style:name="P11" style:family="paragraph" style:parent-style-name="Standard" style:list-style-name="L6">
      <style:text-properties officeooo:rsid="00036487" officeooo:paragraph-rsid="00054a50"/>
    </style:style>
    <style:style style:name="P12" style:family="paragraph" style:parent-style-name="Standard" style:list-style-name="L6">
      <style:text-properties officeooo:rsid="00036487" officeooo:paragraph-rsid="00036487"/>
    </style:style>
    <style:style style:name="P13" style:family="paragraph" style:parent-style-name="Standard" style:list-style-name="L6">
      <style:text-properties officeooo:rsid="00036487" officeooo:paragraph-rsid="0010e135"/>
    </style:style>
    <style:style style:name="P14" style:family="paragraph" style:parent-style-name="Standard" style:list-style-name="L6">
      <style:text-properties officeooo:rsid="00036487" officeooo:paragraph-rsid="0010378d"/>
    </style:style>
    <style:style style:name="P15" style:family="paragraph" style:parent-style-name="Standard">
      <style:text-properties officeooo:rsid="00036487" officeooo:paragraph-rsid="0006e454"/>
    </style:style>
    <style:style style:name="P16" style:family="paragraph" style:parent-style-name="Standard" style:list-style-name="L2">
      <style:text-properties officeooo:rsid="000aab4a" officeooo:paragraph-rsid="000c8422"/>
    </style:style>
    <style:style style:name="P17" style:family="paragraph" style:parent-style-name="Standard" style:list-style-name="L3">
      <style:text-properties officeooo:rsid="000aab4a" officeooo:paragraph-rsid="000aab4a"/>
    </style:style>
    <style:style style:name="P18" style:family="paragraph" style:parent-style-name="Standard" style:list-style-name="L3">
      <style:text-properties officeooo:rsid="000aab4a" officeooo:paragraph-rsid="001cd4c7"/>
    </style:style>
    <style:style style:name="P19" style:family="paragraph" style:parent-style-name="Standard">
      <style:text-properties officeooo:rsid="000aab4a" officeooo:paragraph-rsid="000aab4a"/>
    </style:style>
    <style:style style:name="P20" style:family="paragraph" style:parent-style-name="Standard" style:list-style-name="L5">
      <style:text-properties officeooo:rsid="000aab4a" officeooo:paragraph-rsid="001a04f3"/>
    </style:style>
    <style:style style:name="P21" style:family="paragraph" style:parent-style-name="Standard">
      <style:text-properties officeooo:rsid="000aab4a" officeooo:paragraph-rsid="00054a50"/>
    </style:style>
    <style:style style:name="P22" style:family="paragraph" style:parent-style-name="Standard" style:list-style-name="L2">
      <style:text-properties fo:font-weight="normal" officeooo:rsid="000aab4a" officeooo:paragraph-rsid="000aab4a" style:font-weight-asian="normal" style:font-weight-complex="normal"/>
    </style:style>
    <style:style style:name="P23" style:family="paragraph" style:parent-style-name="Standard">
      <style:text-properties officeooo:rsid="000c8422" officeooo:paragraph-rsid="000c8422"/>
    </style:style>
    <style:style style:name="P24" style:family="paragraph" style:parent-style-name="Standard" style:list-style-name="L5">
      <style:text-properties officeooo:rsid="000c8422" officeooo:paragraph-rsid="000c8422"/>
    </style:style>
    <style:style style:name="P25" style:family="paragraph" style:parent-style-name="Standard" style:list-style-name="L5">
      <style:text-properties officeooo:rsid="000c8422" officeooo:paragraph-rsid="000dc2f5"/>
    </style:style>
    <style:style style:name="P26" style:family="paragraph" style:parent-style-name="Standard" style:list-style-name="L6">
      <style:text-properties officeooo:rsid="00121369" officeooo:paragraph-rsid="00121369"/>
    </style:style>
    <style:style style:name="P27" style:family="paragraph" style:parent-style-name="Standard">
      <style:text-properties officeooo:rsid="00128498" officeooo:paragraph-rsid="00128498"/>
    </style:style>
    <style:style style:name="P28" style:family="paragraph" style:parent-style-name="Standard" style:list-style-name="L7">
      <style:text-properties officeooo:rsid="00128498" officeooo:paragraph-rsid="00128498"/>
    </style:style>
    <style:style style:name="P29" style:family="paragraph" style:parent-style-name="Standard" style:list-style-name="L7">
      <style:text-properties officeooo:rsid="0014431f" officeooo:paragraph-rsid="0014431f"/>
    </style:style>
    <style:style style:name="P30" style:family="paragraph" style:parent-style-name="Standard" style:list-style-name="L7">
      <style:text-properties officeooo:rsid="00193f29" officeooo:paragraph-rsid="00193f29"/>
    </style:style>
    <style:style style:name="P31" style:family="paragraph" style:parent-style-name="Standard">
      <style:text-properties officeooo:rsid="00193f29" officeooo:paragraph-rsid="00193f29"/>
    </style:style>
    <style:style style:name="P32" style:family="paragraph" style:parent-style-name="Standard" style:list-style-name="L8">
      <style:text-properties officeooo:rsid="00193f29" officeooo:paragraph-rsid="00193f29"/>
    </style:style>
    <style:style style:name="P33" style:family="paragraph" style:parent-style-name="Standard">
      <style:text-properties fo:font-weight="bold" officeooo:rsid="0006e454" officeooo:paragraph-rsid="0006e454" style:font-weight-asian="bold" style:font-weight-complex="bold"/>
    </style:style>
    <style:style style:name="P34" style:family="paragraph" style:parent-style-name="Standard" style:list-style-name="L7">
      <style:text-properties officeooo:rsid="001cd4c7" officeooo:paragraph-rsid="001cd4c7"/>
    </style:style>
    <style:style style:name="P35" style:family="paragraph" style:parent-style-name="Standard" style:list-style-name="L6">
      <style:text-properties officeooo:rsid="001cd4c7" officeooo:paragraph-rsid="001cd4c7"/>
    </style:style>
    <style:style style:name="P36" style:family="paragraph" style:parent-style-name="Standard">
      <style:text-properties officeooo:rsid="001d9968" officeooo:paragraph-rsid="001d9968"/>
    </style:style>
    <style:style style:name="P37" style:family="paragraph" style:parent-style-name="Standard" style:list-style-name="L6">
      <style:text-properties officeooo:rsid="001d9968" officeooo:paragraph-rsid="001d996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4a50" style:font-weight-asian="bold" style:font-weight-complex="bold"/>
    </style:style>
    <style:style style:name="T3" style:family="text">
      <style:text-properties fo:font-weight="bold" officeooo:rsid="000c8422" style:font-weight-asian="bold" style:font-weight-complex="bold"/>
    </style:style>
    <style:style style:name="T4" style:family="text">
      <style:text-properties fo:font-weight="bold" officeooo:rsid="0010378d" style:font-weight-asian="bold" style:font-weight-complex="bold"/>
    </style:style>
    <style:style style:name="T5" style:family="text">
      <style:text-properties fo:font-weight="bold" officeooo:rsid="00128498" style:font-weight-asian="bold" style:font-weight-complex="bold"/>
    </style:style>
    <style:style style:name="T6" style:family="text">
      <style:text-properties fo:font-weight="bold" officeooo:rsid="0014431f" style:font-weight-asian="bold" style:font-weight-complex="bold"/>
    </style:style>
    <style:style style:name="T7" style:family="text">
      <style:text-properties fo:font-weight="bold" officeooo:rsid="0015c160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54a50" style:font-weight-asian="normal" style:font-weight-complex="normal"/>
    </style:style>
    <style:style style:name="T10" style:family="text">
      <style:text-properties fo:font-weight="normal" officeooo:rsid="000c8422" style:font-weight-asian="normal" style:font-weight-complex="normal"/>
    </style:style>
    <style:style style:name="T11" style:family="text">
      <style:text-properties fo:font-weight="normal" officeooo:rsid="00039669" style:font-weight-asian="normal" style:font-weight-complex="normal"/>
    </style:style>
    <style:style style:name="T12" style:family="text">
      <style:text-properties fo:font-weight="normal" officeooo:rsid="00128498" style:font-weight-asian="normal" style:font-weight-complex="normal"/>
    </style:style>
    <style:style style:name="T13" style:family="text">
      <style:text-properties officeooo:rsid="000c8422"/>
    </style:style>
    <style:style style:name="T14" style:family="text">
      <style:text-properties officeooo:rsid="000dc2f5"/>
    </style:style>
    <style:style style:name="T15" style:family="text">
      <style:text-properties officeooo:rsid="000e5d2f"/>
    </style:style>
    <style:style style:name="T16" style:family="text">
      <style:text-properties officeooo:rsid="0010378d"/>
    </style:style>
    <style:style style:name="T17" style:family="text">
      <style:text-properties officeooo:rsid="0014431f"/>
    </style:style>
    <style:style style:name="T18" style:family="text">
      <style:text-properties officeooo:rsid="0015c160"/>
    </style:style>
    <style:style style:name="T19" style:family="text">
      <style:text-properties officeooo:rsid="001a04f3"/>
    </style:style>
    <style:style style:name="T20" style:family="text">
      <style:text-properties officeooo:rsid="001bf308"/>
    </style:style>
    <style:style style:name="T21" style:family="text">
      <style:text-properties officeooo:rsid="001cd4c7"/>
    </style:style>
    <style:style style:name="T22" style:family="text">
      <style:text-properties officeooo:rsid="001ee0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Utenti quando loggati:</text:p>
      <text:list xml:id="list3793962545616977366" text:style-name="L1">
        <text:list-item>
          <text:p text:style-name="P7">Student</text:p>
          <text:list>
            <text:list-item>
              <text:p text:style-name="P7">Student with car</text:p>
            </text:list-item>
          </text:list>
        </text:list-item>
        <text:list-item>
          <text:p text:style-name="P7">Admin</text:p>
        </text:list-item>
      </text:list>
      <text:p text:style-name="P1"/>
      <text:p text:style-name="P1"/>
      <text:p text:style-name="P1"/>
      <text:p text:style-name="P8"><text:span text:style-name="T13">SBAGLIATA: </text:span></text:p>
      <text:p text:style-name="P8">**1. As a ride requester, I want to share my starting position and my destination, so that I can</text:p>
      <text:p text:style-name="P1">notify that I’m looking for a ride.</text:p>
      <text:p text:style-name="P1"/>
      <text:p text:style-name="P23">FORSE GIUSTE:</text:p>
      <text:p text:style-name="P23"/>
      <text:p text:style-name="P27"/>
      <text:list xml:id="list5935064460369872442" text:style-name="L6">
        <text:list-item>
          <text:p text:style-name="P11">As a unregistered user, I want to register myself, so <text:span text:style-name="T18">that</text:span> I can use the system’s features.</text:p>
        </text:list-item>
        <text:list-item>
          <text:p text:style-name="P37">As a first access student, I want <text:span text:style-name="T22">a tutorial about system utilization, so that I can easily learn</text:span></text:p>
        </text:list-item>
      </text:list>
      <text:p text:style-name="P1"/>
      <text:p text:style-name="P36">Studente:</text:p>
      <text:list xml:id="list193610518968377" text:continue-numbering="true" text:style-name="L6">
        <text:list-item>
          <text:p text:style-name="P12"><text:span text:style-name="T15">As a student, <text:s/>I want to view a list of available lifts, so that I can book one of them.</text:span></text:p>
          <text:p text:style-name="P12"/>
        </text:list-item>
        <text:list-item>
          <text:p text:style-name="P13"><text:span text:style-name="T16">As a student, I want a reputation system, so that I can avoid drivers with </text:span><text:span text:style-name="T4">bad reputation</text:span><text:span text:style-name="T16">.</text:span></text:p>
        </text:list-item>
      </text:list>
      <text:p text:style-name="P10"/>
      <text:list xml:id="list193610507104980" text:continue-numbering="true" text:style-name="L6">
        <text:list-item>
          <text:p text:style-name="P14"><text:span text:style-name="T16">As a student, I want a report system, so that I can warn the moderators about problems (eg car crash, dangerous user, missed lift etc)</text:span></text:p>
          <text:p text:style-name="P26"/>
        </text:list-item>
        <text:list-item>
          <text:p text:style-name="P26">As a student, I want to communicate with <text:span text:style-name="T5">lift related students</text:span>, <text:s/>so that we can coordinate with each other <text:span text:style-name="T1">(eg. Meeting point, </text:span><text:span text:style-name="T5">traffic and possible delay)</text:span><text:span text:style-name="T12">.</text:span></text:p>
          <text:p text:style-name="P35"><text:span text:style-name="T8"><text:s/></text:span></text:p>
        </text:list-item>
      </text:list>
      <text:p text:style-name="P1"/>
      <text:p text:style-name="P27">Studente macchina:</text:p>
      <text:list xml:id="list1285463740394939312" text:style-name="L7">
        <text:list-item>
          <text:p text:style-name="P28">As a driver, I want <text:span text:style-name="T17">to declare my availability, so that I can offer a lift and </text:span><text:span text:style-name="T6">not travel alone.</text:span></text:p>
          <text:p text:style-name="P28"><text:span text:style-name="T6"/></text:p>
        </text:list-item>
        <text:list-item>
          <text:p text:style-name="P29">**As a driver, I want <text:span text:style-name="T18">to add (and edit) </text:span><text:span text:style-name="T7">text notes</text:span><text:span text:style-name="T18"> to my availability declaration, so that I can provide additional information about the lift.</text:span></text:p>
          <text:p text:style-name="P29"/>
        </text:list-item>
        <text:list-item>
          <text:p text:style-name="P30">As a driver, I want to define restrictions about the <text:span text:style-name="T19">lift, so that only compatible students can book the ride.</text:span></text:p>
          <text:p text:style-name="P30"/>
        </text:list-item>
        <text:list-item>
          <text:p text:style-name="P34">Ad a driver, I want to define a blacklist, so that I can avoid unpleasant students.</text:p>
        </text:list-item>
      </text:list>
      <text:p text:style-name="P31"/>
      <text:p text:style-name="P31"/>
      <text:p text:style-name="P31">Moderatore:</text:p>
      <text:list xml:id="list6542205714119026083" text:style-name="L8">
        <text:list-item>
          <text:p text:style-name="P32">As a moderator, I want to handle <text:span text:style-name="T20">reports, so that I can take actions against trasgressors.</text:span></text:p>
        </text:list-item>
      </text:list>
      <text:list xml:id="list193610944243934" text:continue-list="list1285463740394939312" text:style-name="L7">
        <text:list-header>
          <text:p text:style-name="P29"/>
        </text:list-header>
      </text:list>
      <text:p text:style-name="P1"/>
      <text:p text:style-name="P1"/>
      <text:p text:style-name="P1"><text:span text:style-name="T9"/></text:p>
      <text:p text:style-name="P2">. As a user, I want to be informed with notification on screen about nearest drivers, so that I can book it.</text:p>
      <text:p text:style-name="P2"/>
      <text:p text:style-name="P1"/>
      <text:p text:style-name="P1"><text:soft-page-break/>. As a student, I want to upload my home position, so I can see other students from the same area.</text:p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>Personal info: <text:span text:style-name="T8">Telephone number, ecc.</text:span></text:p>
      <text:p text:style-name="P3"><text:span text:style-name="T1">Routine </text:span><text:span text:style-name="T2">I</text:span><text:span text:style-name="T1">nformation:</text:span> schedule, building, home position.</text:p>
      <text:p text:style-name="P4"><text:span text:style-name="T1">Car Info:</text:span> seats disponibility, pick-up range, drop-off range.</text:p>
      <text:p text:style-name="P4"/>
      <text:p text:style-name="P4"/>
      <text:p text:style-name="P21"/>
      <text:p text:style-name="P6"/>
      <text:p text:style-name="P6">Studente:</text:p>
      <text:list xml:id="list3919502341330553977" text:style-name="L2">
        <text:list-item>
          <text:p text:style-name="P16">Definire <text:span text:style-name="T1">routine information. →</text:span><text:span text:style-name="T3"> </text:span><text:span text:style-name="T11">schedule, building, home position, </text:span><text:span text:style-name="T10">preferencies</text:span></text:p>
        </text:list-item>
        <text:list-item>
          <text:p text:style-name="P22">Cercare un passaggio in qualsiasi momento → lista dei passaggi disponibili.</text:p>
        </text:list-item>
        <text:list-item>
          <text:p text:style-name="P22">Recensire a fine corsa (upvote – downvote).</text:p>
        </text:list-item>
        <text:list-item>
          <text:p text:style-name="P22">Segnalare al sistema in caso di problemi. (mancata corsa, incidente, utente pericoloso ecc)</text:p>
        </text:list-item>
        <text:list-item>
          <text:p text:style-name="P22">*<text:span text:style-name="T13">Chat per comunicare col guidatore + numero di telefono.</text:span></text:p>
        </text:list-item>
      </text:list>
      <text:p text:style-name="P4"/>
      <text:p text:style-name="P6"/>
      <text:p text:style-name="P6">Studente macchina:</text:p>
      <text:list xml:id="list5332477899594771103" text:style-name="L3">
        <text:list-item>
          <text:p text:style-name="P17">Creare profilo macchina → Car Info (+targa)</text:p>
        </text:list-item>
        <text:list-item>
          <text:p text:style-name="P17">Dare la conferma (broadcast) disponibilità per giorno successivo → aperte prenotazioni.</text:p>
        </text:list-item>
        <text:list-item>
          <text:p text:style-name="P17">Voglio aggiungere note sul passaggio.</text:p>
        </text:list-item>
        <text:list-item>
          <text:p text:style-name="P17">Voglio segnalare di essere partito → chiuse prenotazioni.</text:p>
        </text:list-item>
        <text:list-item>
          <text:p text:style-name="P18">Blacklist (cyberbullismo, <text:span text:style-name="T21">evitare persone sgradite</text:span>) → opzionale.</text:p>
          <text:p text:style-name="P17"/>
        </text:list-item>
      </text:list>
      <text:p text:style-name="P6"/>
      <text:p text:style-name="P23">Admin:</text:p>
      <text:list xml:id="list2924033582379511626" text:style-name="L5">
        <text:list-item>
          <text:p text:style-name="P24">Vedere le valutazioni dei guidatori.</text:p>
        </text:list-item>
        <text:list-item>
          <text:p text:style-name="P25">Inviare warning <text:span text:style-name="T14">e g</text:span>estire i reclami→ (da decidere soglia negativa della reputazione).</text:p>
        </text:list-item>
        <text:list-item>
          <text:p text:style-name="P24">Accesso al database de tutto</text:p>
          <text:p text:style-name="P20"/>
          <text:p text:style-name="P2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2:00:15.430383423</meta:creation-date>
    <dc:date>2019-10-15T19:36:10.053978519</dc:date>
    <meta:editing-duration>PT13M2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3" meta:paragraph-count="53" meta:word-count="472" meta:character-count="2631" meta:non-whitespace-character-count="2234"/>
  </office:meta>
</office:document-meta>
</file>